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996702690419" calcext:value-type="float">
            <text:p>4.199670269</text:p>
          </table:table-cell>
          <table:table-cell table:style-name="ce12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12" table:formula="of:=[.$H$3]-[.H7]" office:value-type="float" office:value="1.1053297309581" calcext:value-type="float">
            <text:p>1.1053297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2716694664235" calcext:value-type="float">
            <text:p>3.3271669466</text:p>
          </table:table-cell>
          <table:table-cell table:style-name="ce12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12" table:formula="of:=[.$H$3]-[.H8]" office:value-type="float" office:value="1.97783305335765" calcext:value-type="float">
            <text:p>1.97783305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4259333580491" calcext:value-type="float">
            <text:p>2.3425933358</text:p>
          </table:table-cell>
          <table:table-cell table:style-name="ce12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12" table:formula="of:=[.$H$3]-[.H9]" office:value-type="float" office:value="2.96240666419509" calcext:value-type="float">
            <text:p>2.96240666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84142270770209" calcext:value-type="float">
            <text:p>0.8841422708</text:p>
          </table:table-cell>
          <table:table-cell table:style-name="ce12" table:formula="of:=SQRT(([.$C$3]*[.G10])^2+([.E10]*[.$D$3])^2+([.$F$3])^2)" office:value-type="float" office:value="0.00211324175528257" calcext:value-type="float">
            <text:p>0.0021132418</text:p>
          </table:table-cell>
          <table:table-cell table:style-name="ce12" table:formula="of:=[.$H$3]-[.H10]" office:value-type="float" office:value="4.42085772922979" calcext:value-type="float">
            <text:p>4.4208577292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3"/>
          <table:table-cell table:style-name="ce1"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$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office:value-type="float" office:value="0.869095" calcext:value-type="float">
            <text:p>0.869095</text:p>
          </table:table-cell>
          <table:table-cell table:style-name="ce7" table:formula="of:=[.X13]*[.$I$3]" office:value-type="float" office:value="1.0464772895" calcext:value-type="float">
            <text:p>1.0464772895</text:p>
          </table:table-cell>
          <table:table-cell table:style-name="ce12" table:formula="of:=[.Y13]*[.Q13]" office:value-type="float" office:value="0.994153425025" calcext:value-type="float">
            <text:p>0.994153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$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7" table:formula="of:=[.Q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office:value-type="float" office:value="1.06062" calcext:value-type="float">
            <text:p>1.06062</text:p>
          </table:table-cell>
          <table:table-cell table:style-name="ce7" table:formula="of:=[.X14]*[.$I$3]" office:value-type="float" office:value="1.277092542" calcext:value-type="float">
            <text:p>1.277092542</text:p>
          </table:table-cell>
          <table:table-cell table:style-name="ce12" table:formula="of:=[.Y14]*[.Q14]" office:value-type="float" office:value="2.2349119485" calcext:value-type="float">
            <text:p>2.234911948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$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7" table:formula="of:=[.Q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office:value-type="float" office:value="1.49383" calcext:value-type="float">
            <text:p>1.49383</text:p>
          </table:table-cell>
          <table:table-cell table:style-name="ce7" table:formula="of:=[.X15]*[.$I$3]" office:value-type="float" office:value="1.798720703" calcext:value-type="float">
            <text:p>1.798720703</text:p>
          </table:table-cell>
          <table:table-cell table:style-name="ce12" table:formula="of:=[.Y15]*[.Q15]" office:value-type="float" office:value="4.58673779265" calcext:value-type="float">
            <text:p>4.58673779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$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7" table:formula="of:=[.Q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office:value-type="float" office:value="1.59648" calcext:value-type="float">
            <text:p>1.59648</text:p>
          </table:table-cell>
          <table:table-cell table:style-name="ce7" table:formula="of:=[.X16]*[.$I$3]" office:value-type="float" office:value="1.922321568" calcext:value-type="float">
            <text:p>1.922321568</text:p>
          </table:table-cell>
          <table:table-cell table:style-name="ce12" table:formula="of:=[.Y16]*[.Q16]" office:value-type="float" office:value="6.4397772528" calcext:value-type="float">
            <text:p>6.4397772528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3"/>
          <table:table-cell table:style-name="ce10"/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8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number-columns-repeated="12"/>
        </table:table-row>
        <table:table-row table:style-name="ro1">
          <table:table-cell/>
          <table:table-cell table:style-name="ce4" table:formula="of:=[.J7]" office:value-type="float" office:value="1.1053297309581" calcext:value-type="float">
            <text:p>1.105329731</text:p>
          </table:table-cell>
          <table:table-cell table:style-name="ce9" office:value-type="float" office:value="0.91603" calcext:value-type="float">
            <text:p>0.91603</text:p>
          </table:table-cell>
          <table:table-cell table:style-name="ce4" table:formula="of:=([.C21]-[.$B21])" office:value-type="float" office:value="-0.189299730958104" calcext:value-type="float">
            <text:p>-0.189299731</text:p>
          </table:table-cell>
          <table:table-cell table:style-name="ce4" table:formula="of:=ABS([.D21])/[.$B$21]*100" office:value-type="float" office:value="17.1260869635722" calcext:value-type="float">
            <text:p>17.1260869636</text:p>
          </table:table-cell>
          <table:table-cell table:style-name="ce4" table:formula="of:=ABS([.D21])/[.$I7]" office:value-type="float" office:value="55.5764291390471" calcext:value-type="float">
            <text:p>55.576429139</text:p>
          </table:table-cell>
          <table:table-cell table:style-name="ce9" table:formula="of:=[.L13]" office:value-type="float" office:value="0.985551334625" calcext:value-type="float">
            <text:p>0.9855513346</text:p>
          </table:table-cell>
          <table:table-cell table:style-name="ce4" table:formula="of:=([.G21]-[.$B21])" office:value-type="float" office:value="-0.119778396333104" calcext:value-type="float">
            <text:p>-0.1197783963</text:p>
          </table:table-cell>
          <table:table-cell table:style-name="ce4" table:formula="of:=ABS([.H21])/[.$B$21]*100" office:value-type="float" office:value="10.8364402927333" calcext:value-type="float">
            <text:p>10.8364402927</text:p>
          </table:table-cell>
          <table:table-cell table:style-name="ce4" table:formula="of:=ABS([.H21])/[.$I7]" office:value-type="float" office:value="35.1656894730017" calcext:value-type="float">
            <text:p>35.165689473</text:p>
          </table:table-cell>
          <table:table-cell table:style-name="ce9" office:value-type="float" office:value="0.925" calcext:value-type="float">
            <text:p>0.925</text:p>
          </table:table-cell>
          <table:table-cell table:style-name="ce4" table:formula="of:=([.K21]-[.$B21])" office:value-type="float" office:value="-0.180329730958104" calcext:value-type="float">
            <text:p>-0.180329731</text:p>
          </table:table-cell>
          <table:table-cell table:style-name="ce4" table:formula="of:=ABS([.L21])/[.$B$21]*100" office:value-type="float" office:value="16.3145644152531" calcext:value-type="float">
            <text:p>16.3145644153</text:p>
          </table:table-cell>
          <table:table-cell table:style-name="ce4" table:formula="of:=ABS([.L21])/[.$I7]" office:value-type="float" office:value="52.9429305764549" calcext:value-type="float">
            <text:p>52.9429305765</text:p>
          </table:table-cell>
          <table:table-cell table:number-columns-repeated="12"/>
        </table:table-row>
        <table:table-row table:style-name="ro1">
          <table:table-cell/>
          <table:table-cell table:style-name="ce4" table:formula="of:=[.J8]" office:value-type="float" office:value="1.97783305335765" calcext:value-type="float">
            <text:p>1.9778330534</text:p>
          </table:table-cell>
          <table:table-cell table:style-name="ce9" office:value-type="float" office:value="1.82877" calcext:value-type="float">
            <text:p>1.82877</text:p>
          </table:table-cell>
          <table:table-cell table:style-name="ce4" table:formula="of:=([.C22]-[.$B22])" office:value-type="float" office:value="-0.149063053357648" calcext:value-type="float">
            <text:p>-0.1490630534</text:p>
          </table:table-cell>
          <table:table-cell table:style-name="ce4" table:formula="of:=ABS([.D22])/[.$B$21]*100" office:value-type="float" office:value="13.485844918732" calcext:value-type="float">
            <text:p>13.4858449187</text:p>
          </table:table-cell>
          <table:table-cell table:style-name="ce4" table:formula="of:=ABS([.D22])/[.$I8]" office:value-type="float" office:value="50.8386165078383" calcext:value-type="float">
            <text:p>50.8386165078</text:p>
          </table:table-cell>
          <table:table-cell table:style-name="ce9" table:formula="of:=[.L14]" office:value-type="float" office:value="2.02826129625" calcext:value-type="float">
            <text:p>2.0282612963</text:p>
          </table:table-cell>
          <table:table-cell table:style-name="ce4" table:formula="of:=([.G22]-[.$B22])" office:value-type="float" office:value="0.0504282428923522" calcext:value-type="float">
            <text:p>0.0504282429</text:p>
          </table:table-cell>
          <table:table-cell table:style-name="ce4" table:formula="of:=ABS([.H22])/[.$B$21]*100" office:value-type="float" office:value="4.56228051050801" calcext:value-type="float">
            <text:p>4.5622805105</text:p>
          </table:table-cell>
          <table:table-cell table:style-name="ce4" table:formula="of:=ABS([.H22])/[.$I8]" office:value-type="float" office:value="17.1987762481781" calcext:value-type="float">
            <text:p>17.1987762482</text:p>
          </table:table-cell>
          <table:table-cell table:style-name="ce9" office:value-type="float" office:value="1.845" calcext:value-type="float">
            <text:p>1.845</text:p>
          </table:table-cell>
          <table:table-cell table:style-name="ce4" table:formula="of:=([.K22]-[.$B22])" office:value-type="float" office:value="-0.132833053357648" calcext:value-type="float">
            <text:p>-0.1328330534</text:p>
          </table:table-cell>
          <table:table-cell table:style-name="ce4" table:formula="of:=ABS([.L22])/[.$B$21]*100" office:value-type="float" office:value="12.0175047894991" calcext:value-type="float">
            <text:p>12.0175047895</text:p>
          </table:table-cell>
          <table:table-cell table:style-name="ce4" table:formula="of:=ABS([.L22])/[.$I8]" office:value-type="float" office:value="45.3033029117688" calcext:value-type="float">
            <text:p>45.3033029118</text:p>
          </table:table-cell>
          <table:table-cell table:number-columns-repeated="12"/>
        </table:table-row>
        <table:table-row table:style-name="ro1">
          <table:table-cell/>
          <table:table-cell table:style-name="ce4" table:formula="of:=[.J9]" office:value-type="float" office:value="2.96240666419509" calcext:value-type="float">
            <text:p>2.9624066642</text:p>
          </table:table-cell>
          <table:table-cell table:style-name="ce9" office:value-type="float" office:value="3.01546" calcext:value-type="float">
            <text:p>3.01546</text:p>
          </table:table-cell>
          <table:table-cell table:style-name="ce4" table:formula="of:=([.C23]-[.$B23])" office:value-type="float" office:value="0.0530533358049148" calcext:value-type="float">
            <text:p>0.0530533358</text:p>
          </table:table-cell>
          <table:table-cell table:style-name="ce4" table:formula="of:=ABS([.D23])/[.$B$21]*100" office:value-type="float" office:value="4.79977461195475" calcext:value-type="float">
            <text:p>4.799774612</text:p>
          </table:table-cell>
          <table:table-cell table:style-name="ce4" table:formula="of:=ABS([.D23])/[.$I9]" office:value-type="float" office:value="21.4033695743712" calcext:value-type="float">
            <text:p>21.4033695744</text:p>
          </table:table-cell>
          <table:table-cell table:style-name="ce9" table:formula="of:=[.L15]" office:value-type="float" office:value="3.696597535875" calcext:value-type="float">
            <text:p>3.6965975359</text:p>
          </table:table-cell>
          <table:table-cell table:style-name="ce4" table:formula="of:=([.G23]-[.$B23])" office:value-type="float" office:value="0.734190871679914" calcext:value-type="float">
            <text:p>0.7341908717</text:p>
          </table:table-cell>
          <table:table-cell table:style-name="ce4" table:formula="of:=ABS([.H23])/[.$B$21]*100" office:value-type="float" office:value="66.422792323112" calcext:value-type="float">
            <text:p>66.4227923231</text:p>
          </table:table-cell>
          <table:table-cell table:style-name="ce4" table:formula="of:=ABS([.H23])/[.$I9]" office:value-type="float" office:value="296.195485661417" calcext:value-type="float">
            <text:p>296.1954856614</text:p>
          </table:table-cell>
          <table:table-cell table:style-name="ce9" office:value-type="float" office:value="3.049" calcext:value-type="float">
            <text:p>3.049</text:p>
          </table:table-cell>
          <table:table-cell table:style-name="ce4" table:formula="of:=([.K23]-[.$B23])" office:value-type="float" office:value="0.0865933358049147" calcext:value-type="float">
            <text:p>0.0865933358</text:p>
          </table:table-cell>
          <table:table-cell table:style-name="ce4" table:formula="of:=ABS([.L23])/[.$B$21]*100" office:value-type="float" office:value="7.83416327088707" calcext:value-type="float">
            <text:p>7.8341632709</text:p>
          </table:table-cell>
          <table:table-cell table:style-name="ce4" table:formula="of:=ABS([.L23])/[.$I9]" office:value-type="float" office:value="34.9344511667545" calcext:value-type="float">
            <text:p>34.9344511668</text:p>
          </table:table-cell>
          <table:table-cell table:number-columns-repeated="12"/>
        </table:table-row>
        <table:table-row table:style-name="ro1">
          <table:table-cell/>
          <table:table-cell table:style-name="ce4" table:formula="of:=[.J10]" office:value-type="float" office:value="4.42085772922979" calcext:value-type="float">
            <text:p>4.4208577292</text:p>
          </table:table-cell>
          <table:table-cell table:style-name="ce9" office:value-type="float" office:value="4.6603" calcext:value-type="float">
            <text:p>4.6603</text:p>
          </table:table-cell>
          <table:table-cell table:style-name="ce4" table:formula="of:=([.C24]-[.$B24])" office:value-type="float" office:value="0.239442270770209" calcext:value-type="float">
            <text:p>0.2394422708</text:p>
          </table:table-cell>
          <table:table-cell table:style-name="ce4" table:formula="of:=ABS([.D24])/[.$B$21]*100" office:value-type="float" office:value="21.662519704655" calcext:value-type="float">
            <text:p>21.6625197047</text:p>
          </table:table-cell>
          <table:table-cell table:style-name="ce4" table:formula="of:=ABS([.D24])/[.$I10]" office:value-type="float" office:value="113.305668966489" calcext:value-type="float">
            <text:p>113.3056689665</text:p>
          </table:table-cell>
          <table:table-cell table:style-name="ce9" table:formula="of:=[.L16]" office:value-type="float" office:value="5.050135376625" calcext:value-type="float">
            <text:p>5.0501353766</text:p>
          </table:table-cell>
          <table:table-cell table:style-name="ce4" table:formula="of:=([.G24]-[.$B24])" office:value-type="float" office:value="0.629277647395209" calcext:value-type="float">
            <text:p>0.6292776474</text:p>
          </table:table-cell>
          <table:table-cell table:style-name="ce4" table:formula="of:=ABS([.H24])/[.$B$21]*100" office:value-type="float" office:value="56.9312151632571" calcext:value-type="float">
            <text:p>56.9312151633</text:p>
          </table:table-cell>
          <table:table-cell table:style-name="ce4" table:formula="of:=ABS([.H24])/[.$I10]" office:value-type="float" office:value="297.778352061317" calcext:value-type="float">
            <text:p>297.7783520613</text:p>
          </table:table-cell>
          <table:table-cell table:style-name="ce9" office:value-type="float" office:value="4.694" calcext:value-type="float">
            <text:p>4.694</text:p>
          </table:table-cell>
          <table:table-cell table:style-name="ce4" table:formula="of:=([.K24]-[.$B24])" office:value-type="float" office:value="0.273142270770209" calcext:value-type="float">
            <text:p>0.2731422708</text:p>
          </table:table-cell>
          <table:table-cell table:style-name="ce4" table:formula="of:=ABS([.L24])/[.$B$21]*100" office:value-type="float" office:value="24.7113836821749" calcext:value-type="float">
            <text:p>24.7113836822</text:p>
          </table:table-cell>
          <table:table-cell table:style-name="ce4" table:formula="of:=ABS([.L24])/[.$I10]" office:value-type="float" office:value="129.252732247706" calcext:value-type="float">
            <text:p>129.2527322477</text:p>
          </table:table-cell>
          <table:table-cell table:number-columns-repeated="12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8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9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9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3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66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3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297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29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296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8:25:18.822771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29T00:54:41.968780748</dc:date>
    <dc:creator>Goncalo Castro</dc:creator>
    <meta:editing-duration>PT5H40M23S</meta:editing-duration>
    <meta:editing-cycles>9</meta:editing-cycles>
    <meta:generator>LibreOffice/4.3.7.2$Linux_X86_64 LibreOffice_project/430$Build-2</meta:generator>
    <meta:document-statistic meta:table-count="2" meta:cell-count="420" meta:object-count="0"/>
  </office:meta>
</office:document-meta>
</file>